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BindMarkers.n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BindMarkers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BindMarkers.NamedBindMarkers( String prefix , String namePrefix , int nameLimit , Function &lt; String , String &gt; hintFil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BindMarker.get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BindMarker.bind( BindTarget targe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BindMarker.bindNull( BindTarget target , Class &lt; ?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BindMarker.NamedBindMarker( String placeholder ,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BindMarkers.next( String 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